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eabd3" officeooo:paragraph-rsid="001eabd3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09:19:12.346000000</meta:creation-date>
    <dc:date>2023-02-22T09:25:49.926000000</dc:date>
    <meta:editing-duration>PT5M38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